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670" officeooo:paragraph-rsid="000c4670"/>
    </style:style>
    <style:style style:name="P2" style:family="paragraph" style:parent-style-name="Standard" style:list-style-name="L1">
      <style:text-properties officeooo:rsid="000c4670" officeooo:paragraph-rsid="000c46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uel _____ (Mark Twain)</text:p>
      <text:list xml:id="list8296229162899337506" text:style-name="L1">
        <text:list-item>
          <text:p text:style-name="P2">Anti slavery thoughts</text:p>
        </text:list-item>
        <text:list-item>
          <text:p text:style-name="P2">Author of Huckleberry Finn an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0:59:40.509166328</meta:creation-date>
    <dc:date>2018-11-02T12:52:12.734561867</dc:date>
    <meta:editing-duration>PT44S</meta:editing-duration>
    <meta:editing-cycles>1</meta:editing-cycles>
    <meta:document-statistic meta:table-count="0" meta:image-count="0" meta:object-count="0" meta:page-count="1" meta:paragraph-count="3" meta:word-count="14" meta:character-count="79" meta:non-whitespace-character-count="69"/>
    <meta:generator>LibreOffice/5.1.6.2$Linux_x86 LibreOffice_project/10m0$Build-2</meta:generator>
  </office:meta>
</office:document-meta>
</file>